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79">
            <text:p>T-4279</text:p>
          </table:table-cell>
          <table:table-cell office:value-type="float" office:value="63.95">
            <text:p>63.95</text:p>
          </table:table-cell>
          <table:table-cell office:value-type="float" office:value="11.28">
            <text:p>11.28</text:p>
          </table:table-cell>
          <table:table-cell office:value-type="float" office:value="8500.0">
            <text:p>850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3.04">
            <text:p>83.04</text:p>
          </table:table-cell>
          <table:table-cell office:value-type="float" office:value="1.5">
            <text:p>1.5</text:p>
          </table:table-cell>
          <table:table-cell office:value-type="float" office:value="1.5045327825634434">
            <text:p>1.504532782563443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80">
            <text:p>T-4280</text:p>
          </table:table-cell>
          <table:table-cell office:value-type="float" office:value="63.93">
            <text:p>63.93</text:p>
          </table:table-cell>
          <table:table-cell office:value-type="float" office:value="11.42">
            <text:p>11.42</text:p>
          </table:table-cell>
          <table:table-cell office:value-type="float" office:value="8480.0">
            <text:p>848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0.04">
            <text:p>90.04</text:p>
          </table:table-cell>
          <table:table-cell office:value-type="float" office:value="1.53">
            <text:p>1.53</text:p>
          </table:table-cell>
          <table:table-cell office:value-type="float" office:value="1.532019521753814">
            <text:p>1.53201952175381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787">
            <text:p>T-787</text:p>
          </table:table-cell>
          <table:table-cell office:value-type="float" office:value="63.36666666666667">
            <text:p>63.36666666666667</text:p>
          </table:table-cell>
          <table:table-cell office:value-type="float" office:value="10.4">
            <text:p>10.4</text:p>
          </table:table-cell>
          <table:table-cell office:value-type="float" office:value="11290.0">
            <text:p>11290.0</text:p>
          </table:table-cell>
          <table:table-cell office:value-type="float" office:value="190.0">
            <text:p>190.0</text:p>
          </table:table-cell>
          <table:table-cell office:value-type="string" office:value="whale vertebra">
            <text:p>whale vertebr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35.0">
            <text:p>135.0</text:p>
          </table:table-cell>
          <table:table-cell office:value-type="float" office:value="2.24">
            <text:p>2.24</text:p>
          </table:table-cell>
          <table:table-cell office:value-type="float" office:value="2.243302982245352">
            <text:p>2.243302982245352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786">
            <text:p>T-786</text:p>
          </table:table-cell>
          <table:table-cell office:value-type="float" office:value="63.36666666666667">
            <text:p>63.36666666666667</text:p>
          </table:table-cell>
          <table:table-cell office:value-type="float" office:value="10.433333333333334">
            <text:p>10.433333333333334</text:p>
          </table:table-cell>
          <table:table-cell office:value-type="float" office:value="10230.0">
            <text:p>10230.0</text:p>
          </table:table-cell>
          <table:table-cell office:value-type="float" office:value="130.0">
            <text:p>130.0</text:p>
          </table:table-cell>
          <table:table-cell office:value-type="string" office:value="barnacles">
            <text:p>barnacl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5.0">
            <text:p>125.0</text:p>
          </table:table-cell>
          <table:table-cell office:value-type="float" office:value="1.52">
            <text:p>1.52</text:p>
          </table:table-cell>
          <table:table-cell office:value-type="float" office:value="1.5162468892671377">
            <text:p>1.516246889267137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681">
            <text:p>T-681</text:p>
          </table:table-cell>
          <table:table-cell office:value-type="float" office:value="63.35">
            <text:p>63.35</text:p>
          </table:table-cell>
          <table:table-cell office:value-type="float" office:value="10.383333333333333">
            <text:p>10.383333333333333</text:p>
          </table:table-cell>
          <table:table-cell office:value-type="float" office:value="8370.0">
            <text:p>8370.0</text:p>
          </table:table-cell>
          <table:table-cell office:value-type="float" office:value="90.0">
            <text:p>9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9.44">
            <text:p>159.44</text:p>
          </table:table-cell>
          <table:table-cell office:value-type="float" office:value="1.65">
            <text:p>1.65</text:p>
          </table:table-cell>
          <table:table-cell office:value-type="float" office:value="1.648121771284155">
            <text:p>1.64812177128415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483">
            <text:p>T-2483</text:p>
          </table:table-cell>
          <table:table-cell office:value-type="float" office:value="63.65">
            <text:p>63.65</text:p>
          </table:table-cell>
          <table:table-cell office:value-type="float" office:value="10.88">
            <text:p>10.88</text:p>
          </table:table-cell>
          <table:table-cell office:value-type="float" office:value="8180.0">
            <text:p>8180.0</text:p>
          </table:table-cell>
          <table:table-cell office:value-type="float" office:value="190.0">
            <text:p>1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2.02">
            <text:p>72.02</text:p>
          </table:table-cell>
          <table:table-cell office:value-type="float" office:value="1.46">
            <text:p>1.46</text:p>
          </table:table-cell>
          <table:table-cell office:value-type="float" office:value="1.458840163708389">
            <text:p>1.45884016370838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78">
            <text:p>T-4278</text:p>
          </table:table-cell>
          <table:table-cell office:value-type="float" office:value="63.82">
            <text:p>63.82</text:p>
          </table:table-cell>
          <table:table-cell office:value-type="float" office:value="11.78">
            <text:p>11.78</text:p>
          </table:table-cell>
          <table:table-cell office:value-type="float" office:value="10700.0">
            <text:p>1070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69.0">
            <text:p>169.0</text:p>
          </table:table-cell>
          <table:table-cell office:value-type="float" office:value="1.73">
            <text:p>1.73</text:p>
          </table:table-cell>
          <table:table-cell office:value-type="float" office:value="1.7335706640222825">
            <text:p>1.733570664022282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854">
            <text:p>T-854</text:p>
          </table:table-cell>
          <table:table-cell office:value-type="float" office:value="63.36666666666667">
            <text:p>63.36666666666667</text:p>
          </table:table-cell>
          <table:table-cell office:value-type="float" office:value="10.433333333333334">
            <text:p>10.433333333333334</text:p>
          </table:table-cell>
          <table:table-cell office:value-type="float" office:value="10150.0">
            <text:p>1015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5.0">
            <text:p>125.0</text:p>
          </table:table-cell>
          <table:table-cell office:value-type="float" office:value="2.24">
            <text:p>2.24</text:p>
          </table:table-cell>
          <table:table-cell office:value-type="float" office:value="2.2435194737760296">
            <text:p>2.2435194737760296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3">
            <text:p>T-4263</text:p>
          </table:table-cell>
          <table:table-cell office:value-type="float" office:value="63.797323">
            <text:p>63.797323</text:p>
          </table:table-cell>
          <table:table-cell office:value-type="float" office:value="11.616349">
            <text:p>11.616349</text:p>
          </table:table-cell>
          <table:table-cell office:value-type="float" office:value="8180.0">
            <text:p>8180.0</text:p>
          </table:table-cell>
          <table:table-cell office:value-type="float" office:value="120.0">
            <text:p>120.0</text:p>
          </table:table-cell>
          <table:table-cell office:value-type="string" office:value="alnus log">
            <text:p>alnus lo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1.0">
            <text:p>71.0</text:p>
          </table:table-cell>
          <table:table-cell office:value-type="float" office:value="3.19">
            <text:p>3.19</text:p>
          </table:table-cell>
          <table:table-cell office:value-type="float" office:value="3.190956798301654">
            <text:p>3.190956798301654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484">
            <text:p>T-2484</text:p>
          </table:table-cell>
          <table:table-cell office:value-type="float" office:value="63.68">
            <text:p>63.68</text:p>
          </table:table-cell>
          <table:table-cell office:value-type="float" office:value="10.97">
            <text:p>10.97</text:p>
          </table:table-cell>
          <table:table-cell office:value-type="float" office:value="10330.0">
            <text:p>10330.0</text:p>
          </table:table-cell>
          <table:table-cell office:value-type="float" office:value="270.0">
            <text:p>2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0.03">
            <text:p>170.03</text:p>
          </table:table-cell>
          <table:table-cell office:value-type="float" office:value="1.79">
            <text:p>1.79</text:p>
          </table:table-cell>
          <table:table-cell office:value-type="float" office:value="1.7941032353567612">
            <text:p>1.794103235356761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1">
            <text:p>T-4261</text:p>
          </table:table-cell>
          <table:table-cell office:value-type="float" office:value="63.86162">
            <text:p>63.86162</text:p>
          </table:table-cell>
          <table:table-cell office:value-type="float" office:value="11.318053">
            <text:p>11.318053</text:p>
          </table:table-cell>
          <table:table-cell office:value-type="float" office:value="3780.0">
            <text:p>3780.0</text:p>
          </table:table-cell>
          <table:table-cell office:value-type="float" office:value="60.0">
            <text:p>60.0</text:p>
          </table:table-cell>
          <table:table-cell office:value-type="string" office:value="mytilus edulis scallops snails oysters mussels">
            <text:p>mytilus edulis scallops snails oysters muss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7.87">
            <text:p>17.87</text:p>
          </table:table-cell>
          <table:table-cell office:value-type="float" office:value="3.75">
            <text:p>3.75</text:p>
          </table:table-cell>
          <table:table-cell office:value-type="float" office:value="3.7468794188005563">
            <text:p>3.7468794188005563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999">
            <text:p>T-3999</text:p>
          </table:table-cell>
          <table:table-cell office:value-type="float" office:value="63.794875">
            <text:p>63.794875</text:p>
          </table:table-cell>
          <table:table-cell office:value-type="float" office:value="11.679713">
            <text:p>11.679713</text:p>
          </table:table-cell>
          <table:table-cell office:value-type="float" office:value="9990.0">
            <text:p>999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9.38">
            <text:p>139.38</text:p>
          </table:table-cell>
          <table:table-cell office:value-type="float" office:value="3.84">
            <text:p>3.84</text:p>
          </table:table-cell>
          <table:table-cell office:value-type="float" office:value="3.837954782488582">
            <text:p>3.83795478248858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997">
            <text:p>T-3997</text:p>
          </table:table-cell>
          <table:table-cell office:value-type="float" office:value="63.693987">
            <text:p>63.693987</text:p>
          </table:table-cell>
          <table:table-cell office:value-type="float" office:value="11.292989">
            <text:p>11.292989</text:p>
          </table:table-cell>
          <table:table-cell office:value-type="float" office:value="9880.0">
            <text:p>98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54.49">
            <text:p>154.49</text:p>
          </table:table-cell>
          <table:table-cell office:value-type="float" office:value="1.66">
            <text:p>1.66</text:p>
          </table:table-cell>
          <table:table-cell office:value-type="float" office:value="1.6638952713181157">
            <text:p>1.6638952713181157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482">
            <text:p>T-2482</text:p>
          </table:table-cell>
          <table:table-cell office:value-type="float" office:value="63.65">
            <text:p>63.65</text:p>
          </table:table-cell>
          <table:table-cell office:value-type="float" office:value="10.88">
            <text:p>10.88</text:p>
          </table:table-cell>
          <table:table-cell office:value-type="float" office:value="8300.0">
            <text:p>8300.0</text:p>
          </table:table-cell>
          <table:table-cell office:value-type="float" office:value="190.0">
            <text:p>1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2.02">
            <text:p>72.02</text:p>
          </table:table-cell>
          <table:table-cell office:value-type="float" office:value="1.46">
            <text:p>1.46</text:p>
          </table:table-cell>
          <table:table-cell office:value-type="float" office:value="1.458840163708389">
            <text:p>1.45884016370838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68">
            <text:p>T-2568</text:p>
          </table:table-cell>
          <table:table-cell office:value-type="float" office:value="63.75">
            <text:p>63.75</text:p>
          </table:table-cell>
          <table:table-cell office:value-type="float" office:value="10.87">
            <text:p>10.87</text:p>
          </table:table-cell>
          <table:table-cell office:value-type="float" office:value="9530.0">
            <text:p>953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8.52">
            <text:p>108.52</text:p>
          </table:table-cell>
          <table:table-cell office:value-type="float" office:value="1.57">
            <text:p>1.57</text:p>
          </table:table-cell>
          <table:table-cell office:value-type="float" office:value="1.5737095245866652">
            <text:p>1.573709524586665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69">
            <text:p>T-2569</text:p>
          </table:table-cell>
          <table:table-cell office:value-type="float" office:value="63.68">
            <text:p>63.68</text:p>
          </table:table-cell>
          <table:table-cell office:value-type="float" office:value="10.97">
            <text:p>10.97</text:p>
          </table:table-cell>
          <table:table-cell office:value-type="float" office:value="9730.0">
            <text:p>973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3.03">
            <text:p>143.03</text:p>
          </table:table-cell>
          <table:table-cell office:value-type="float" office:value="1.69">
            <text:p>1.69</text:p>
          </table:table-cell>
          <table:table-cell office:value-type="float" office:value="1.6948433649052164">
            <text:p>1.694843364905216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70">
            <text:p>T-2570</text:p>
          </table:table-cell>
          <table:table-cell office:value-type="float" office:value="63.63">
            <text:p>63.63</text:p>
          </table:table-cell>
          <table:table-cell office:value-type="float" office:value="10.87">
            <text:p>10.87</text:p>
          </table:table-cell>
          <table:table-cell office:value-type="float" office:value="9560.0">
            <text:p>956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8.52">
            <text:p>118.52</text:p>
          </table:table-cell>
          <table:table-cell office:value-type="float" office:value="1.61">
            <text:p>1.61</text:p>
          </table:table-cell>
          <table:table-cell office:value-type="float" office:value="1.6064065238861165">
            <text:p>1.606406523886116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77">
            <text:p>T-1177</text:p>
          </table:table-cell>
          <table:table-cell office:value-type="float" office:value="63.583333333333336">
            <text:p>63.583333333333336</text:p>
          </table:table-cell>
          <table:table-cell office:value-type="float" office:value="10.716666666666667">
            <text:p>10.716666666666667</text:p>
          </table:table-cell>
          <table:table-cell office:value-type="float" office:value="6550.0">
            <text:p>6550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7.96">
            <text:p>87.96</text:p>
          </table:table-cell>
          <table:table-cell office:value-type="float" office:value="1.4">
            <text:p>1.4</text:p>
          </table:table-cell>
          <table:table-cell office:value-type="float" office:value="1.3966975062246376">
            <text:p>1.396697506224637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71">
            <text:p>T-2571</text:p>
          </table:table-cell>
          <table:table-cell office:value-type="float" office:value="63.63">
            <text:p>63.63</text:p>
          </table:table-cell>
          <table:table-cell office:value-type="float" office:value="10.9">
            <text:p>10.9</text:p>
          </table:table-cell>
          <table:table-cell office:value-type="float" office:value="10200.0">
            <text:p>1020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4.52">
            <text:p>154.52</text:p>
          </table:table-cell>
          <table:table-cell office:value-type="float" office:value="1.73">
            <text:p>1.73</text:p>
          </table:table-cell>
          <table:table-cell office:value-type="float" office:value="1.7346351435074587">
            <text:p>1.7346351435074587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624">
            <text:p>T-2624</text:p>
          </table:table-cell>
          <table:table-cell office:value-type="float" office:value="63.67">
            <text:p>63.67</text:p>
          </table:table-cell>
          <table:table-cell office:value-type="float" office:value="10.95">
            <text:p>10.95</text:p>
          </table:table-cell>
          <table:table-cell office:value-type="float" office:value="10480.0">
            <text:p>1048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0.03">
            <text:p>170.03</text:p>
          </table:table-cell>
          <table:table-cell office:value-type="float" office:value="1.79">
            <text:p>1.79</text:p>
          </table:table-cell>
          <table:table-cell office:value-type="float" office:value="1.7935619561801015">
            <text:p>1.793561956180101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625">
            <text:p>T-2625</text:p>
          </table:table-cell>
          <table:table-cell office:value-type="float" office:value="63.6">
            <text:p>63.6</text:p>
          </table:table-cell>
          <table:table-cell office:value-type="float" office:value="10.77">
            <text:p>10.77</text:p>
          </table:table-cell>
          <table:table-cell office:value-type="float" office:value="5880.0">
            <text:p>588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51">
            <text:p>42.51</text:p>
          </table:table-cell>
          <table:table-cell office:value-type="float" office:value="1.49">
            <text:p>1.49</text:p>
          </table:table-cell>
          <table:table-cell office:value-type="float" office:value="1.4942711409313507">
            <text:p>1.4942711409313507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9">
            <text:p>T-1139</text:p>
          </table:table-cell>
          <table:table-cell office:value-type="float" office:value="63.6">
            <text:p>63.6</text:p>
          </table:table-cell>
          <table:table-cell office:value-type="float" office:value="10.783333333333333">
            <text:p>10.783333333333333</text:p>
          </table:table-cell>
          <table:table-cell office:value-type="float" office:value="7060.0">
            <text:p>7060.0</text:p>
          </table:table-cell>
          <table:table-cell office:value-type="float" office:value="130.0">
            <text:p>130.0</text:p>
          </table:table-cell>
          <table:table-cell office:value-type="string" office:value="sphagnum fuscum peat">
            <text:p>sphagnum fuscum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7.46">
            <text:p>167.46</text:p>
          </table:table-cell>
          <table:table-cell office:value-type="float" office:value="1.69">
            <text:p>1.69</text:p>
          </table:table-cell>
          <table:table-cell office:value-type="float" office:value="1.69283951986271">
            <text:p>1.69283951986271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8">
            <text:p>T-1138</text:p>
          </table:table-cell>
          <table:table-cell office:value-type="float" office:value="63.6">
            <text:p>63.6</text:p>
          </table:table-cell>
          <table:table-cell office:value-type="float" office:value="10.783333333333333">
            <text:p>10.783333333333333</text:p>
          </table:table-cell>
          <table:table-cell office:value-type="float" office:value="8770.0">
            <text:p>8770.0</text:p>
          </table:table-cell>
          <table:table-cell office:value-type="float" office:value="200.0">
            <text:p>200.0</text:p>
          </table:table-cell>
          <table:table-cell office:value-type="string" office:value="sphagnum carex peat">
            <text:p>sphagnum carex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7.46">
            <text:p>167.46</text:p>
          </table:table-cell>
          <table:table-cell office:value-type="float" office:value="1.69">
            <text:p>1.69</text:p>
          </table:table-cell>
          <table:table-cell office:value-type="float" office:value="1.69283951986271">
            <text:p>1.69283951986271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2">
            <text:p>T-4262</text:p>
          </table:table-cell>
          <table:table-cell office:value-type="float" office:value="63.797323">
            <text:p>63.797323</text:p>
          </table:table-cell>
          <table:table-cell office:value-type="float" office:value="11.616349">
            <text:p>11.616349</text:p>
          </table:table-cell>
          <table:table-cell office:value-type="float" office:value="8020.0">
            <text:p>8020.0</text:p>
          </table:table-cell>
          <table:table-cell office:value-type="float" office:value="60.0">
            <text:p>60.0</text:p>
          </table:table-cell>
          <table:table-cell office:value-type="string" office:value="pelemark">
            <text:p>pelem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1.0">
            <text:p>71.0</text:p>
          </table:table-cell>
          <table:table-cell office:value-type="float" office:value="2.73">
            <text:p>2.73</text:p>
          </table:table-cell>
          <table:table-cell office:value-type="float" office:value="2.7262071250415922">
            <text:p>2.726207125041592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4">
            <text:p>T-1134</text:p>
          </table:table-cell>
          <table:table-cell office:value-type="float" office:value="63.583333333333336">
            <text:p>63.583333333333336</text:p>
          </table:table-cell>
          <table:table-cell office:value-type="float" office:value="10.716666666666667">
            <text:p>10.716666666666667</text:p>
          </table:table-cell>
          <table:table-cell office:value-type="float" office:value="8640.0">
            <text:p>8640.0</text:p>
          </table:table-cell>
          <table:table-cell office:value-type="float" office:value="230.0">
            <text:p>23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8.51">
            <text:p>88.51</text:p>
          </table:table-cell>
          <table:table-cell office:value-type="float" office:value="1.5">
            <text:p>1.5</text:p>
          </table:table-cell>
          <table:table-cell office:value-type="float" office:value="1.503140483340285">
            <text:p>1.503140483340285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3">
            <text:p>T-1133</text:p>
          </table:table-cell>
          <table:table-cell office:value-type="float" office:value="63.6">
            <text:p>63.6</text:p>
          </table:table-cell>
          <table:table-cell office:value-type="float" office:value="10.766666666666667">
            <text:p>10.766666666666667</text:p>
          </table:table-cell>
          <table:table-cell office:value-type="float" office:value="5950.0">
            <text:p>5950.0</text:p>
          </table:table-cell>
          <table:table-cell office:value-type="float" office:value="100.0">
            <text:p>100.0</text:p>
          </table:table-cell>
          <table:table-cell office:value-type="string" office:value="bulk gyttja with hystrix">
            <text:p>bulk gyttja with hystrix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3.01">
            <text:p>43.01</text:p>
          </table:table-cell>
          <table:table-cell office:value-type="float" office:value="1.5">
            <text:p>1.5</text:p>
          </table:table-cell>
          <table:table-cell office:value-type="float" office:value="1.4972735329515976">
            <text:p>1.497273532951597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0">
            <text:p>T-1130</text:p>
          </table:table-cell>
          <table:table-cell office:value-type="float" office:value="63.56666666666667">
            <text:p>63.56666666666667</text:p>
          </table:table-cell>
          <table:table-cell office:value-type="float" office:value="10.7">
            <text:p>10.7</text:p>
          </table:table-cell>
          <table:table-cell office:value-type="float" office:value="4030.0">
            <text:p>4030.0</text:p>
          </table:table-cell>
          <table:table-cell office:value-type="float" office:value="110.0">
            <text:p>110.0</text:p>
          </table:table-cell>
          <table:table-cell office:value-type="string" office:value="minerotrophic rich-fen peat">
            <text:p>minerotrophic rich-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01">
            <text:p>27.01</text:p>
          </table:table-cell>
          <table:table-cell office:value-type="float" office:value="1.4">
            <text:p>1.4</text:p>
          </table:table-cell>
          <table:table-cell office:value-type="float" office:value="1.4009402203332977">
            <text:p>1.400940220333297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151">
            <text:p>T-3151</text:p>
          </table:table-cell>
          <table:table-cell office:value-type="float" office:value="63.35">
            <text:p>63.35</text:p>
          </table:table-cell>
          <table:table-cell office:value-type="float" office:value="9.87">
            <text:p>9.87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25">
            <text:p>1.25</text:p>
          </table:table-cell>
          <table:table-cell office:value-type="float" office:value="1.2460298231980456">
            <text:p>1.246029823198045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0">
            <text:p>T-4000</text:p>
          </table:table-cell>
          <table:table-cell office:value-type="float" office:value="63.788304">
            <text:p>63.788304</text:p>
          </table:table-cell>
          <table:table-cell office:value-type="float" office:value="11.622811">
            <text:p>11.622811</text:p>
          </table:table-cell>
          <table:table-cell office:value-type="float" office:value="7460.0">
            <text:p>7460.0</text:p>
          </table:table-cell>
          <table:table-cell office:value-type="float" office:value="190.0">
            <text:p>190.0</text:p>
          </table:table-cell>
          <table:table-cell office:value-type="string" office:value="cerasto derma edule mytilus edulis">
            <text:p>cerasto derma edule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4.15">
            <text:p>4.15</text:p>
          </table:table-cell>
          <table:table-cell office:value-type="float" office:value="4.145235220038104">
            <text:p>4.145235220038104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1">
            <text:p>T-4001</text:p>
          </table:table-cell>
          <table:table-cell office:value-type="float" office:value="63.732275">
            <text:p>63.732275</text:p>
          </table:table-cell>
          <table:table-cell office:value-type="float" office:value="11.23444">
            <text:p>11.23444</text:p>
          </table:table-cell>
          <table:table-cell office:value-type="float" office:value="6140.0">
            <text:p>6140.0</text:p>
          </table:table-cell>
          <table:table-cell office:value-type="float" office:value="100.0">
            <text:p>100.0</text:p>
          </table:table-cell>
          <table:table-cell office:value-type="string" office:value="sand mussels ensis ensis ostrea edulis beach snails">
            <text:p>sand mussels ensis ensis ostrea edulis beach sna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6.49">
            <text:p>46.49</text:p>
          </table:table-cell>
          <table:table-cell office:value-type="float" office:value="1.44">
            <text:p>1.44</text:p>
          </table:table-cell>
          <table:table-cell office:value-type="float" office:value="1.4394957901271466">
            <text:p>1.4394957901271466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998">
            <text:p>T-3998</text:p>
          </table:table-cell>
          <table:table-cell office:value-type="float" office:value="63.744086">
            <text:p>63.744086</text:p>
          </table:table-cell>
          <table:table-cell office:value-type="float" office:value="11.698132">
            <text:p>11.698132</text:p>
          </table:table-cell>
          <table:table-cell office:value-type="float" office:value="9930.0">
            <text:p>993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91.99">
            <text:p>191.99</text:p>
          </table:table-cell>
          <table:table-cell office:value-type="float" office:value="1.82">
            <text:p>1.82</text:p>
          </table:table-cell>
          <table:table-cell office:value-type="float" office:value="1.8237037275136232">
            <text:p>1.823703727513623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3">
            <text:p>T-4003</text:p>
          </table:table-cell>
          <table:table-cell office:value-type="float" office:value="63.767334">
            <text:p>63.767334</text:p>
          </table:table-cell>
          <table:table-cell office:value-type="float" office:value="11.610923">
            <text:p>11.610923</text:p>
          </table:table-cell>
          <table:table-cell office:value-type="float" office:value="8770.0">
            <text:p>8770.0</text:p>
          </table:table-cell>
          <table:table-cell office:value-type="float" office:value="120.0">
            <text:p>12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5.12">
            <text:p>5.12</text:p>
          </table:table-cell>
          <table:table-cell office:value-type="float" office:value="5.117008074306606">
            <text:p>5.117008074306606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0">
            <text:p>T-4260</text:p>
          </table:table-cell>
          <table:table-cell office:value-type="float" office:value="63.944872">
            <text:p>63.944872</text:p>
          </table:table-cell>
          <table:table-cell office:value-type="float" office:value="11.436801">
            <text:p>11.436801</text:p>
          </table:table-cell>
          <table:table-cell office:value-type="float" office:value="9120.0">
            <text:p>91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3.49">
            <text:p>103.49</text:p>
          </table:table-cell>
          <table:table-cell office:value-type="float" office:value="1.48">
            <text:p>1.48</text:p>
          </table:table-cell>
          <table:table-cell office:value-type="float" office:value="1.4770229460875892">
            <text:p>1.477022946087589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9B">
            <text:p>T-4259B</text:p>
          </table:table-cell>
          <table:table-cell office:value-type="float" office:value="63.901139">
            <text:p>63.901139</text:p>
          </table:table-cell>
          <table:table-cell office:value-type="float" office:value="11.267384">
            <text:p>11.267384</text:p>
          </table:table-cell>
          <table:table-cell office:value-type="float" office:value="10280.0">
            <text:p>10280.0</text:p>
          </table:table-cell>
          <table:table-cell office:value-type="float" office:value="150.0">
            <text:p>150.0</text:p>
          </table:table-cell>
          <table:table-cell office:value-type="string" office:value="turf">
            <text:p>turf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4.49">
            <text:p>204.49</text:p>
          </table:table-cell>
          <table:table-cell office:value-type="float" office:value="1.86">
            <text:p>1.86</text:p>
          </table:table-cell>
          <table:table-cell office:value-type="float" office:value="1.8580895450481072">
            <text:p>1.858089545048107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9A">
            <text:p>T-4259A</text:p>
          </table:table-cell>
          <table:table-cell office:value-type="float" office:value="63.901139">
            <text:p>63.901139</text:p>
          </table:table-cell>
          <table:table-cell office:value-type="float" office:value="11.267384">
            <text:p>11.267384</text:p>
          </table:table-cell>
          <table:table-cell office:value-type="float" office:value="10000.0">
            <text:p>10000.0</text:p>
          </table:table-cell>
          <table:table-cell office:value-type="float" office:value="130.0">
            <text:p>130.0</text:p>
          </table:table-cell>
          <table:table-cell office:value-type="string" office:value="turf">
            <text:p>turf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4.49">
            <text:p>204.49</text:p>
          </table:table-cell>
          <table:table-cell office:value-type="float" office:value="1.86">
            <text:p>1.86</text:p>
          </table:table-cell>
          <table:table-cell office:value-type="float" office:value="1.8580895450481072">
            <text:p>1.858089545048107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8">
            <text:p>T-4258</text:p>
          </table:table-cell>
          <table:table-cell office:value-type="float" office:value="63.941462">
            <text:p>63.941462</text:p>
          </table:table-cell>
          <table:table-cell office:value-type="float" office:value="11.45947">
            <text:p>11.45947</text:p>
          </table:table-cell>
          <table:table-cell office:value-type="float" office:value="10710.0">
            <text:p>10710.0</text:p>
          </table:table-cell>
          <table:table-cell office:value-type="float" office:value="460.0">
            <text:p>4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4.87">
            <text:p>164.87</text:p>
          </table:table-cell>
          <table:table-cell office:value-type="float" office:value="3.92">
            <text:p>3.92</text:p>
          </table:table-cell>
          <table:table-cell office:value-type="float" office:value="3.9168453562278343">
            <text:p>3.9168453562278343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2">
            <text:p>T-4002</text:p>
          </table:table-cell>
          <table:table-cell office:value-type="float" office:value="63.826045">
            <text:p>63.826045</text:p>
          </table:table-cell>
          <table:table-cell office:value-type="float" office:value="11.443622">
            <text:p>11.443622</text:p>
          </table:table-cell>
          <table:table-cell office:value-type="float" office:value="1630.0">
            <text:p>1630.0</text:p>
          </table:table-cell>
          <table:table-cell office:value-type="float" office:value="70.0">
            <text:p>70.0</text:p>
          </table:table-cell>
          <table:table-cell office:value-type="string" office:value="cockle shells">
            <text:p>cock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.49">
            <text:p>10.49</text:p>
          </table:table-cell>
          <table:table-cell office:value-type="float" office:value="1.24">
            <text:p>1.24</text:p>
          </table:table-cell>
          <table:table-cell office:value-type="float" office:value="1.2352920141995063">
            <text:p>1.2352920141995063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257">
            <text:p>T-3257</text:p>
          </table:table-cell>
          <table:table-cell office:value-type="float" office:value="63.35">
            <text:p>63.35</text:p>
          </table:table-cell>
          <table:table-cell office:value-type="float" office:value="9.87">
            <text:p>9.87</text:p>
          </table:table-cell>
          <table:table-cell office:value-type="float" office:value="5000.0">
            <text:p>5000.0</text:p>
          </table:table-cell>
          <table:table-cell office:value-type="float" office:value="70.0">
            <text:p>70.0</text:p>
          </table:table-cell>
          <table:table-cell office:value-type="string" office:value="ostrea edulis">
            <text:p>ostrea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98">
            <text:p>21.98</text:p>
          </table:table-cell>
          <table:table-cell office:value-type="float" office:value="1.42">
            <text:p>1.42</text:p>
          </table:table-cell>
          <table:table-cell office:value-type="float" office:value="1.4153761367512603">
            <text:p>1.4153761367512603</text:p>
          </table:table-cell>
          <table:table-cell office:value-type="string" office:value="NydalEtal1985,CreelEtal2022">
            <text:p>NydalEtal1985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7">
            <text:p>T-4257</text:p>
          </table:table-cell>
          <table:table-cell office:value-type="float" office:value="63.906878">
            <text:p>63.906878</text:p>
          </table:table-cell>
          <table:table-cell office:value-type="float" office:value="11.265682">
            <text:p>11.265682</text:p>
          </table:table-cell>
          <table:table-cell office:value-type="float" office:value="9550.0">
            <text:p>955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6.49">
            <text:p>146.49</text:p>
          </table:table-cell>
          <table:table-cell office:value-type="float" office:value="1.63">
            <text:p>1.63</text:p>
          </table:table-cell>
          <table:table-cell office:value-type="float" office:value="1.6288185683333751">
            <text:p>1.6288185683333751</text:p>
          </table:table-cell>
          <table:table-cell office:value-type="string" office:value="SveianOlsen1984,CreelEtal2022">
            <text:p>SveianOlsen198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